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# Instalation </text:p>
      <text:p text:style-name="Standard"/>
      <text:p text:style-name="Standard">1. importe nvm dpuis git</text:p>
      <text:p text:style-name="Standard">```shell</text:p>
      <text:p text:style-name="Standard">curl -o- https://raw.githubusercontent.com/nvm-sh/nvm/v0.39.3/install.sh | bash</text:p>
      <text:p text:style-name="Standard">```</text:p>
      <text:p text:style-name="Standard"/>
      <text:p text:style-name="Standard">2. rentrez la commande suivante</text:p>
      <text:p text:style-name="Standard">```shell</text:p>
      <text:p text:style-name="Standard">export NVM_DIR="$HOME/.nvm"</text:p>
      <text:p text:style-name="Standard">[ -s "$NVM_DIR/nvm.sh" ] &amp;&amp; \. "$NVM_DIR/nvm.sh"</text:p>
      <text:p text:style-name="Standard">```</text:p>
      <text:p text:style-name="Standard"/>
      <text:p text:style-name="Standard">3. installer node 14</text:p>
      <text:p text:style-name="Standard">```shell</text:p>
      <text:p text:style-name="Standard">nvm install 14</text:p>
      <text:p text:style-name="Standard">```</text:p>
      <text:p text:style-name="Standard"/>
      <text:p text:style-name="Standard">4. utiliser node 14</text:p>
      <text:p text:style-name="Standard">```shell</text:p>
      <text:p text:style-name="Standard">nvm use 14</text:p>
      <text:p text:style-name="Standard">```</text:p>
      <text:p text:style-name="Standard"/>
      <text:p text:style-name="Standard">5. installer les dépendances via yarn</text:p>
      <text:p text:style-name="Standard">```shell</text:p>
      <text:p text:style-name="Standard">yarn install</text:p>
      <text:p text:style-name="Standard">```</text:p>
      <text:p text:style-name="Standard"/>
      <text:p text:style-name="Standard">6. lancez le serveur en local</text:p>
      <text:p text:style-name="Standard">```shell</text:p>
      <text:p text:style-name="Standard">yarn serve</text:p>
      <text:p text:style-name="Standard">```</text:p>
      <text:p text:style-name="Standard"/>
      <text:p text:style-name="Standard">7. lancer le proxy du dossier proxy-server dans un autre terminal</text:p>
      <text:p text:style-name="Standard">```shell</text:p>
      <text:p text:style-name="Standard">node index.js</text:p>
      <text:p text:style-name="Standard">```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6-05T09:31:29.876000000</dc:date>
    <meta:editing-duration>PT6S</meta:editing-duration>
    <meta:editing-cycles>1</meta:editing-cycles>
    <meta:document-statistic meta:table-count="0" meta:image-count="0" meta:object-count="0" meta:page-count="1" meta:paragraph-count="30" meta:word-count="83" meta:character-count="530" meta:non-whitespace-character-count="476"/>
    <meta:generator>LibreOffice/7.4.4.2$Windows_X86_64 LibreOffice_project/85569322deea74ec9134968a29af2df5663baa21</meta:generator>
  </office:meta>
</office:document-meta>
</file>